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Standard">
      <style:text-properties fo:font-variant="normal" fo:text-transform="none" fo:color="#1f2126" style:font-name="Times New Roman" fo:font-size="12pt" fo:letter-spacing="normal" fo:font-style="normal" style:text-underline-style="none" fo:font-weight="normal" fo:background-color="#fcfcfc" style:font-size-asian="12pt" style:font-weight-asian="normal" style:font-size-complex="12pt" style:font-weight-complex="normal"/>
    </style:style>
    <style:style style:name="P6"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1f2126" style:font-name="Times New Roman" fo:font-size="12pt" fo:letter-spacing="normal" fo:font-style="normal" fo:font-weight="normal" fo:background-color="#fcfcfc" style:font-size-asian="12pt" style:font-weight-asian="normal" style:font-size-complex="12pt" style:font-weight-complex="normal"/>
    </style:style>
    <style:style style:name="T4" style:family="text">
      <style:text-properties fo:font-variant="normal" fo:text-transform="none" fo:color="#1f2126"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1f2126" style:font-name="Times New Roman" fo:font-size="12pt" fo:letter-spacing="normal" fo:font-style="normal" style:text-underline-style="none" fo:font-weight="normal" style:font-size-asian="12pt" style:font-weight-asian="normal" style:font-size-complex="12pt" style:font-weight-complex="normal"/>
    </style:style>
    <style:style style:name="T6" style:family="text">
      <style:text-properties fo:font-variant="normal" fo:text-transform="none" fo:color="#1f2126" style:font-name="Times New Roman" fo:font-size="12pt" fo:letter-spacing="normal" fo:font-style="normal" style:text-underline-style="none" fo:font-weight="normal" fo:background-color="#fcfcfc" style:font-size-asian="12pt" style:font-weight-asian="normal" style:font-size-complex="12pt" style:font-weight-complex="normal"/>
    </style:style>
    <style:style style:name="T7" style:family="text">
      <style:text-properties fo:font-variant="normal" fo:text-transform="none" fo:color="#1f2126" style:font-name="Times New Roman" fo:font-size="12pt" fo:letter-spacing="normal" fo:font-weight="normal" style:font-size-asian="12pt" style:font-weight-asian="normal" style:font-size-complex="12pt" style:font-weight-complex="normal"/>
    </style:style>
    <style:style style:name="T8" style:family="text">
      <style:text-properties fo:font-variant="normal" fo:text-transform="none" fo:color="#1f2126" style:font-name="Times New Roman" fo:font-size="12pt" fo:letter-spacing="normal" style:text-underline-style="none" fo:font-weight="normal" fo:background-color="#fcfcfc" style:font-size-asian="12pt" style:font-weight-asian="normal" style:font-size-complex="12pt" style:font-weight-complex="normal"/>
    </style:style>
    <style:style style:name="T9" style:family="text">
      <style:text-properties fo:color="#1f2126" style:font-name="Times New Roman" fo:font-size="12pt" fo:letter-spacing="normal" fo:font-weight="normal" fo:background-color="#fcfcfc" style:font-size-asian="12pt" style:font-weight-asian="normal" style:font-size-complex="12pt" style:font-weight-complex="normal"/>
    </style:style>
    <style:style style:name="T10" style:family="text">
      <style:text-properties fo:color="#1f2126" style:font-name="Times New Roman" fo:font-size="12pt" fo:letter-spacing="normal" style:text-underline-style="none" fo:font-weight="normal" fo:background-color="#fcfcfc" style:font-size-asian="12pt" style:font-weight-asian="normal" style:font-size-complex="12pt" style:font-weight-complex="normal"/>
    </style:style>
    <style:style style:name="T11" style:family="text">
      <style:text-properties style:font-name="Times New Roman"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Caso práctico </text:p>
      <text:p text:style-name="Standard"><text:s/></text:p>
      <text:p text:style-name="Standard"><text:span text:style-name="T1"><text:tab/>Antonio</text:span> continúa con el proyecto de modernización de la web de la compañía de moda. Ya ha visto una pequeña introducción sobre lo que es el Desarrollo Web y las diferentes áreas que abarca el Diseño Web, ha investigado sobre los distintos lenguajes que existen en el lado del cliente, y ha decidido junto con su tutor Juan, que utilizará para realizar la programación el lenguaje Javascript. </text:p>
      <text:p text:style-name="Standard"/>
      <text:p text:style-name="Standard"><text:span text:style-name="T1"><text:tab/>Ada</text:span> les ha dado el visto bueno al trabajo que llevan realizado, y les ha pedido se dispongan a instalar y configurar un entorno de trabajo para programar con dicho lenguaje. </text:p>
      <text:p text:style-name="P1"/>
      <text:p text:style-name="P2">ENUNCIADO DE LA TAREA. </text:p>
      <text:p text:style-name="P2"/>
      <text:p text:style-name="P1"><text:tab/>1.- Realizar la instalación y configuración de un entorno de trabajo para programar con Javascript. Para ello tendrás que buscar e instalar en tu sistema operativo 2 navegadores web (adicionales al que ya tienes instalado por defecto) y 1 editor de páginas web. Todas las aplicaciones que instales tendrán que ser gratuitas (hay muchas sugerencias en el contenido de la primera unidad). Además, tendrás que explicar las razones por las que es conveniente tener instalados 2 navegadores diferentes en tu ordenador para programar en Javascript y por qué has elegido tu editor web entre muchos otros. </text:p>
      <text:p text:style-name="P1"><text:tab/></text:p>
      <text:p text:style-name="P1"><text:tab/>-<text:span text:style-name="T2">Ya tenia instalado Google chrome y Microsoft edge, he instalado ademas Mozilla Firefox (con el que vamos a trabajar bastante) y el opera (he intentado instalar safari, pero parece que apple ha retirado todo soporte y esta eliminando las instalaciones libres fuera de Mac)</text:span></text:p>
      <text:p text:style-name="P3"/>
      <text:p text:style-name="P3"><text:tab/>-También he instalado el notepad++ (como todo el mundo) pero también tenia ya instalado el Eclipse, que ya habíamos utilizado para Java.</text:p>
      <text:p text:style-name="P3"/>
      <text:p text:style-name="P3"><text:tab/>-Como ya hemos visto, lo mejor es probar nuestras aplicaciones en distintos navegadores para comprobar las compatibilidades, por si hubiera errores de visualización o código desactualizado.</text:p>
      <text:p text:style-name="P3"/>
      <text:p text:style-name="P3"><text:tab/>-Por ultimo, he elegido el VisualCode por la facilidad que tiene para utilizar distintos lenguajes, estructurado en carpetas, y poder vincularlo con git directamente. El notepad++ tiene la ventaja de ser aun mas ligero y sencillo, pero no es muy configurable, y el eclipse es tremendamente pesado y requiere de librerías adicionales.</text:p>
      <text:p text:style-name="P1"/>
      <text:p text:style-name="P1"><text:tab/>2.- Usando la dirección de validación del W3C indicada en los apuntes, realiza la validación de la página de premiada del Banco de España (http://www.bde.es/bde/es/) e indica los tipos de errores encontrados, cita 3 errores detectados y la solución propuesta a cada uno de ellos. </text:p>
      <text:p text:style-name="P1"><text:tab/><text:span text:style-name="T2">-Encuentra un total de 24 errores, de ellos, estos 3:</text:span></text:p>
      <text:p text:style-name="P3"/>
      <text:p text:style-name="P1"><text:span text:style-name="T7"><text:tab/>-</text:span><text:span text:style-name="Emphasis"><text:span text:style-name="T9">Line 223, Column 27</text:span></text:span><text:span text:style-name="T4">:t</text:span><text:span text:style-name="T3">here is no attribute "aria-controls"</text:span><text:span text:style-name="T11"> : Por lo visto el error es por falta de soporte dentro de la configuración (base o css) para el elemento aria-controls, debería revisarse si esta bien escrito o incluido siquiera en la configuración de la pagina.</text:span></text:p>
      <text:p text:style-name="P4"/>
      <text:p text:style-name="P1"><text:span text:style-name="Emphasis"><text:span text:style-name="T8"><text:tab/>-</text:span></text:span><text:span text:style-name="Emphasis"><text:span text:style-name="T10">Line 401, Column 109</text:span></text:span><text:span text:style-name="T5">:</text:span><text:span text:style-name="T6">required attribute "alt" not specified: Parece que tienen una imagen, en la que no han especificado el “type” alt dentro del elemento.</text:span></text:p>
      <text:p text:style-name="P5"/>
      <text:p text:style-name="P1"><text:soft-page-break/><text:span text:style-name="Emphasis"><text:span text:style-name="T8"><text:tab/>-Line 548, Column 39</text:span></text:span><text:span text:style-name="T6">: document type does not allow element "div" here; missing one of "object", "applet", "map", "iframe", "button", "ins", "del" start-tag.: En este caso es un tema de emplazamiento. Parece que ha puesto elementos de bloque dentro de elementos de linea, que lo hace incompatible.</text:span></text:p>
      <text:p text:style-name="P1"/>
      <text:p text:style-name="P1"><text:tab/>3.- Realiza una comparativa de al menos 5 navegadores web con sus últimas versiones y comenta las compatibilidades o incompatibilidades que posee cada versión y navegador con las tecnologías del lado del cliente. </text:p>
      <text:p text:style-name="P1"/>
      <text:p text:style-name="P1"><text:tab/>-<text:span text:style-name="T2">Las ultimas versiones de los navegadores mas usados (chrome, firefox, edge, opera, safari)</text:span></text:p>
      <text:p text:style-name="P1"><text:span text:style-name="T2">estan ya adaptadas a las ultimas tecnologias de javascript, aunque aun estan adaptandose (algunas de forma limitada y otras aun estan empezando) a la version 3 del Document Object Model (DOM3). Aunque en versiones anteriores de cada explorador, las diferencias son mayores, y cada uno se ha adaptado a su ritmo a ellas.</text:span></text:p>
      <text:p text:style-name="P1"><text:span text:style-name="T2"/></text:p>
      <text:p text:style-name="P1"><text:span text:style-name="T2"><text:tab/>-Las versiones actuales de otros navegadores menos usados tienen otras pequeñas limitaciones (version DOM2 o Xpath) pero ya casi todas las accesibles al usuario son compatibles con Java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s" fo:country="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3S</meta:editing-duration>
    <meta:editing-cycles>5</meta:editing-cycles>
    <meta:generator>OpenOffice/4.1.7$Win32 OpenOffice.org_project/417m1$Build-9800</meta:generator>
    <dc:date>2021-10-01T12:59:26.37</dc:date>
    <meta:document-statistic meta:table-count="0" meta:image-count="0" meta:object-count="0" meta:page-count="2" meta:paragraph-count="20" meta:word-count="643" meta:character-count="4019"/>
    <meta:user-defined meta:name="Info 1"/>
    <meta:user-defined meta:name="Info 2"/>
    <meta:user-defined meta:name="Info 3"/>
    <meta:user-defined meta:name="Info 4"/>
  </office:meta>
</office:document-meta>
</file>